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7.1755cm"/>
    </style:style>
    <style:style style:name="co2" style:family="table-column">
      <style:table-column-properties fo:break-before="auto" style:column-width="3.2385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6.223cm"/>
    </style:style>
    <style:style style:name="co5" style:family="table-column">
      <style:table-column-properties fo:break-before="auto" style:column-width="4.8895cm"/>
    </style:style>
    <style:style style:name="co6" style:family="table-column">
      <style:table-column-properties fo:break-before="auto" style:column-width="2.264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eek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Meetings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text:s/>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th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Week_2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meetings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text:s/>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eating sample demo for client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triol<text:s/>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3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meeting<text:s/>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preper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resentation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Week_4" table:style-name="ta1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5" table:style-name="ta1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6" table:style-name="ta1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7" table:style-name="ta1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8" table:style-name="ta1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9" table:style-name="ta1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10" table:style-name="ta1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3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creator>Charlie</dc:creator>
    <meta:creation-date>2016-11-14T15:42:45Z</meta:creation-date>
    <dc:date>2016-11-28T12:32:36Z</dc:date>
    <meta:editing-cycles>1</meta:editing-cycles>
    <meta:editing-duration>PT243S</meta:editing-duration>
  </office:meta>
</office:document-meta>
</file>